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41-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1 de Agost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Torta Decorada y Bebidas para el 52 Aniversario de la CEM.  , en cumplimiento con lo establecido en el artículo 84 de la Ley de Contrataciones Públicas, <text:s/>publicada en la Gaceta Oficial de la República Bolivariana de Venezuela N° 39.503 de fecha 06-09-2010, DECIDO OTORGAR LA ADJUDICACIÓN PARCIAL por medio del presente Informe a las empresas signadas con los Nros. 1, 2, :</text:p>
      <text:p text:style-name="P11"/>
      <text:p text:style-name="P11">- ASOCIACIÓN COOPERATIVA EL TINGLAO,R.L, RIF: J-40170395-0, por un monto de Bs. 4.800,00, ubicada en Cr. 09 Antigua Calle Azcue, Casa Nº 249, Sector Centro Maturin Monagas, MATURIN ESTADO MONAGAS
<text:line-break/>
<text:line-break/>- CREACIONES CORI Y ERIKA, C.A, RIF: J-40431614-0, por un monto de Bs. 7.840,00, ubicada en BRISAS DE LA FLORESTA CALLE JOSE ANTONIO ANZOATEGUI MATURIN MONAGAS, MATURIN ESTADO MONAGAS
<text:line-break/>
<text:line-break/></text:p>
      <text:p text:style-name="P11"/>
      <text:p text:style-name="P5"><text:span text:style-name="T21">En Maturín, a los </text:span><text:span text:style-name="Fuente_20_de_20_párrafo_20_predeter."><text:span text:style-name="T17"><text:s/>un (01)</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gost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